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58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58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Złożyłem w Panu</text:span><text:span text:style-name="T1"><text:line-break/></text:span><text:span text:style-name="T1">całą nadzieję, /x2</text:span><text:span text:style-name="T1"><text:line-break/></text:span><text:span text:style-name="T1">On schylił się nade mną</text:span><text:span text:style-name="T1"><text:line-break/></text:span><text:span text:style-name="T1">i wysłuchał </text:span><text:span text:style-name="T1">wołania mego.</text:span><text:span text:style-name="T1"><text:line-break/></text:span><text:span text:style-name="T1">Wydobył mnie z dołu zagłady,</text:span><text:span text:style-name="T1"><text:line-break/></text:span><text:span text:style-name="T1">wydobył mnie z kałuży błota</text:span><text:span text:style-name="T1"><text:line-break/></text:span><text:span text:style-name="T1">Stopy me postawił na skale</text:span><text:span text:style-name="T1"><text:line-break/></text:span><text:span text:style-name="T1">i umocnił moje kroki,</text:span><text:span text:style-name="T1"><text:line-break/></text:span><text:span text:style-name="T1">i umocnił moje krok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3T17:51:16</meta:creation-date>
    <dc:creator>Rafał Talacha</dc:creator>
    <dc:date>2009-02-01T22:09:27</dc:date>
    <dc:language>pl-PL</dc:language>
    <meta:editing-cycles>5</meta:editing-cycles>
    <meta:editing-duration>PT2M37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